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5000002E76360F05BC887A5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576cm" svg:height="15.749cm" svg:x="0.409cm" svg:y="-0.002cm">
          <draw:image xlink:href="Pictures/1000020100000515000002E76360F05BC887A51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1T14:56:41.141835746</meta:creation-date>
    <dc:date>2021-01-01T14:57:45.601367111</dc:date>
    <meta:editing-duration>PT1M7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